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size="18pt" style:font-size-asian="18pt" style:font-size-complex="18pt"/>
    </style:style>
    <style:style style:name="P2" style:family="paragraph" style:parent-style-name="Text_20_body">
      <style:text-properties style:font-name="Arial"/>
    </style:style>
    <style:style style:name="P3" style:family="paragraph" style:parent-style-name="Text_20_body">
      <style:text-properties style:font-name="Arial" officeooo:paragraph-rsid="0026014d"/>
    </style:style>
    <style:style style:name="P4" style:family="paragraph" style:parent-style-name="Text_20_body">
      <style:text-properties style:font-name="Arial" officeooo:rsid="002773d7" officeooo:paragraph-rsid="002773d7"/>
    </style:style>
    <style:style style:name="P5" style:family="paragraph" style:parent-style-name="Text_20_body">
      <style:paragraph-properties fo:text-align="center" style:justify-single-word="false"/>
      <style:text-properties fo:font-size="18pt" style:font-size-asian="18pt" style:font-size-complex="18pt"/>
    </style:style>
    <style:style style:name="T1" style:family="text">
      <style:text-properties officeooo:rsid="001793a4"/>
    </style:style>
    <style:style style:name="T2" style:family="text">
      <style:text-properties officeooo:rsid="001a7619"/>
    </style:style>
    <style:style style:name="T3" style:family="text">
      <style:text-properties officeooo:rsid="001bd6d8"/>
    </style:style>
    <style:style style:name="T4" style:family="text">
      <style:text-properties officeooo:rsid="001d2a68"/>
    </style:style>
    <style:style style:name="T5" style:family="text">
      <style:text-properties officeooo:rsid="001ee7f6"/>
    </style:style>
    <style:style style:name="T6" style:family="text">
      <style:text-properties officeooo:rsid="00225d09"/>
    </style:style>
    <style:style style:name="T7" style:family="text">
      <style:text-properties officeooo:rsid="00256bd9"/>
    </style:style>
    <style:style style:name="T8" style:family="text">
      <style:text-properties officeooo:rsid="002601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ilan Projet 13</text:h>
      <text:p text:style-name="P5"/>
      <text:p text:style-name="P2">L'objectif pour moi était de réaliser une application web <text:span text:style-name="T2">simple </text:span>de gestion <text:span text:style-name="T1">et de tracking de lecture de livres informatiques francophones.</text:span><text:span text:style-name="T6"> Il s'agit d'un version MPV (Produit Minimum Viable)</text:span><text:span text:style-name="T7"> en tirant un maximum du framework django.</text:span></text:p>
      <text:p text:style-name="P2">Il existe juste deux types d'utilisateurs:</text:p>
      <text:p text:style-name="P2">- administrateur qui peut rajouter des livres dans le catalogue<text:span text:style-name="T2"> dans l'interface d'administration.</text:span></text:p>
      <text:p text:style-name="P2">- utilisateur qui peut mettre des livres dans sa bibliothèque<text:span text:style-name="T2"> à partir du catalogue.</text:span></text:p>
      <text:p text:style-name="P2"/>
      <text:h text:style-name="Heading_20_2" text:outline-level="2">Difficultés</text:h>
      <text:p text:style-name="P2">J'ai dû faire face à quelques difficultés de plusieurs ordres.</text:p>
      <text:h text:style-name="Heading_20_3" text:outline-level="3">Techniques:</text:h>
      <text:p text:style-name="P2">- Utiliser la méthode du Développement Dirigé par les Tests en réfléchissant à ce qu'il faut tester et l'intention du code. </text:p>
      <text:p text:style-name="P2">- <text:span text:style-name="T3">Utilisation de docker pour utiliser Postgresql, afin d'éviter d'installer Postgresql sur mon pc windows.</text:span></text:p>
      <text:p text:style-name="P2">- <text:span text:style-name="T6">Rechercher dans la documentation de django, afin d'éviter de recoder ce qui existe déjàs (Vues basées sur les classes)</text:span></text:p>
      <text:h text:style-name="Heading_20_3" text:outline-level="3">Organisationnels:</text:h>
      <text:p text:style-name="P2">- Adapter le flux de travail en fonction de mon planning professionnel, les activités de mes 3 enfants, entretenir ma vie conjugal et familial, et mes engagements associatifs.</text:p>
      <text:p text:style-name="P2">- Réfléchir afin de fournir le plus de valeur possible et de manière incrémentale à chaque commit.</text:p>
      <text:p text:style-name="P2">- Avoir un accès internet stable</text:p>
      <text:p text:style-name="P2"/>
      <text:h text:style-name="Heading_20_2" text:outline-level="2"><text:soft-page-break/>Conclusion:</text:h>
      <text:p text:style-name="P3">Je pense avoir réussie à réaliser une application fonctionnelle et disposant d'une bonne expérience utilisateur<text:span text:style-name="T4">.</text:span></text:p>
      <text:p text:style-name="P3">De nombreuses fonctionnalité pourront être ajoutées ultérieurement et l'organisation du projet permettra ces futurs ajouts facilement.</text:p>
      <text:p text:style-name="P2">- Permettre à l'utilisateur de supprimer un livre de sa bibliothèque</text:p>
      <text:p text:style-name="P2">- Permettre à l'utilisateur de réinitialiser son mot de passe</text:p>
      <text:p text:style-name="P2"><text:span text:style-name="T3">- Permettre à l'utilisateur de se connecter grâce </text:span><text:span text:style-name="T5">l'a</text:span>uthentification Django avec les réseaux sociaux<text:span text:style-name="T5">.</text:span></text:p>
      <text:p text:style-name="P2">- Permettre à l'utilisateur de supprimer son compte<text:span text:style-name="T8">.</text:span></text:p>
      <text:h text:style-name="Heading_20_2" text:outline-level="2">Défis</text:h>
      <text:p text:style-name="P4">J'ai le projet de transformer mon application en API (Application Protocole Interface) avec Django Rest Framework, et utiliser le framework javascript Angular afin de transformer mon application en Single Page Application et ainsi optimiser les performa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24T15:59:18.091000000</dc:date>
    <meta:editing-duration>PT8H5M7S</meta:editing-duration>
    <meta:editing-cycles>18</meta:editing-cycles>
    <meta:generator>LibreOffice/7.4.0.3$Windows_X86_64 LibreOffice_project/f85e47c08ddd19c015c0114a68350214f7066f5a</meta:generator>
    <meta:document-statistic meta:table-count="0" meta:image-count="0" meta:object-count="0" meta:page-count="2" meta:paragraph-count="25" meta:word-count="305" meta:character-count="2031" meta:non-whitespace-character-count="1750"/>
  </office:meta>
</office:document-meta>
</file>